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9.474cm" fo:margin-left="0.191cm" fo:margin-top="0cm" fo:margin-bottom="0cm" table:align="left" style:writing-mode="lr-tb"/>
    </style:style>
    <style:style style:name="Tabelle1.A" style:family="table-column">
      <style:table-column-properties style:column-width="4.56cm"/>
    </style:style>
    <style:style style:name="Tabelle1.B" style:family="table-column">
      <style:table-column-properties style:column-width="4.914cm"/>
    </style:style>
    <style:style style:name="Tabelle1.1" style:family="table-row">
      <style:table-row-properties style:min-row-height="0.52cm" fo:keep-together="auto"/>
    </style:style>
    <style:style style:name="Tabelle1.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1.A2"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1.A3" style:family="table-cell">
      <style:table-cell-properties style:vertical-align="" fo:background-color="#eeeeee" fo:padding="0.141cm" fo:border="0.25pt solid #000000">
        <style:background-image/>
      </style:table-cell-properties>
    </style:style>
    <style:style style:name="Tabelle1.A4" style:family="table-cell">
      <style:table-cell-properties style:vertical-align="" fo:background-color="transparent" fo:padding="0.141cm" fo:border="0.25pt solid #000000">
        <style:background-image/>
      </style:table-cell-properties>
    </style:style>
    <style:style style:name="Tabelle2" style:family="table">
      <style:table-properties style:width="16.99cm" fo:margin-left="0.191cm" fo:margin-top="0cm" fo:margin-bottom="0cm" table:align="left" style:writing-mode="lr-tb"/>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42cm"/>
    </style:style>
    <style:style style:name="Tabelle2.1" style:family="table-row">
      <style:table-row-properties style:min-row-height="0.483cm" fo:keep-together="auto"/>
    </style:style>
    <style:style style:name="Tabelle2.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2.2" style:family="table-row">
      <style:table-row-properties style:min-row-height="0.854cm" fo:keep-together="auto"/>
    </style:style>
    <style:style style:name="Tabelle2.A2" style:family="table-cell">
      <style:table-cell-properties style:vertical-align="" fo:background-color="#bdc0bf" fo:padding="0.141cm" fo:border-left="0.25pt solid #000000" fo:border-right="0.25pt solid #000000" fo:border-top="0.5pt solid #000000" fo:border-bottom="0.5pt solid #000000">
        <style:background-image/>
      </style:table-cell-properties>
    </style:style>
    <style:style style:name="Tabelle2.A3" style:family="table-cell">
      <style:table-cell-properties style:vertical-align="" fo:background-color="#e2e4e3" fo:padding="0.141cm" fo:border-left="0.25pt solid #000000" fo:border-right="0.5pt solid #000000" fo:border-top="0.5pt solid #000000" fo:border-bottom="0.25pt solid #000000">
        <style:background-image/>
      </style:table-cell-properties>
    </style:style>
    <style:style style:name="Tabelle2.B3" style:family="table-cell">
      <style:table-cell-properties style:vertical-align="" fo:background-color="transparent" fo:padding="0.141cm" fo:border-left="0.5pt solid #000000" fo:border-right="0.25pt solid #000000" fo:border-top="0.5pt solid #000000" fo:border-bottom="0.25pt solid #000000">
        <style:background-image/>
      </style:table-cell-properties>
    </style:style>
    <style:style style:name="Tabelle2.C3"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2.4" style:family="table-row">
      <style:table-row-properties style:min-row-height="0.845cm" fo:keep-together="auto"/>
    </style:style>
    <style:style style:name="Tabelle2.A4" style:family="table-cell">
      <style:table-cell-properties style:vertical-align="" fo:background-color="#e2e4e3" fo:padding="0.141cm" fo:border-left="0.25pt solid #000000" fo:border-right="0.5pt solid #000000" fo:border-top="0.25pt solid #000000" fo:border-bottom="0.25pt solid #000000">
        <style:background-image/>
      </style:table-cell-properties>
    </style:style>
    <style:style style:name="Tabelle2.B4" style:family="table-cell">
      <style:table-cell-properties style:vertical-align="" fo:background-color="#eeeeee" fo:padding="0.141cm" fo:border-left="0.5pt solid #000000" fo:border-right="0.25pt solid #000000" fo:border-top="0.25pt solid #000000" fo:border-bottom="0.25pt solid #000000">
        <style:background-image/>
      </style:table-cell-properties>
    </style:style>
    <style:style style:name="Tabelle2.C4" style:family="table-cell">
      <style:table-cell-properties style:vertical-align="" fo:background-color="#eeeeee" fo:padding="0.141cm" fo:border="0.25pt solid #000000">
        <style:background-image/>
      </style:table-cell-properties>
    </style:style>
    <style:style style:name="Tabelle2.B5" style:family="table-cell">
      <style:table-cell-properties style:vertical-align="" fo:background-color="transparent" fo:padding="0.141cm" fo:border-left="0.5pt solid #000000" fo:border-right="0.25pt solid #000000" fo:border-top="0.25pt solid #000000" fo:border-bottom="0.25pt solid #000000">
        <style:background-image/>
      </style:table-cell-properties>
    </style:style>
    <style:style style:name="Tabelle2.C5" style:family="table-cell">
      <style:table-cell-properties style:vertical-align="" fo:background-color="transparent" fo:padding="0.141cm" fo:border="0.25pt solid #000000">
        <style:background-image/>
      </style:table-cell-properties>
    </style:style>
    <style:style style:name="Tabelle2.E11" style:family="table-cell">
      <style:table-cell-properties style:vertical-align="" fo:background-color="#ff968c" fo:padding="0.141cm" fo:border="0.25pt solid #000000">
        <style:background-image/>
      </style:table-cell-properties>
    </style:style>
    <style:style style:name="Tabelle2.H11" style:family="table-cell">
      <style:table-cell-properties style:vertical-align="" fo:background-color="#88f94e" fo:padding="0.141cm" fo:border="0.25pt solid #000000">
        <style:background-image/>
      </style:table-cell-properties>
    </style:style>
    <style:style style:name="Tabelle3" style:family="table">
      <style:table-properties style:width="15.983cm" fo:margin-left="0cm" fo:margin-top="0cm" fo:margin-bottom="0cm" table:align="left" style:writing-mode="lr-tb"/>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6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style:tab-stops>
          <style:tab-stop style:position="16.983cm" style:type="right" style:leader-style="dotted" style:leader-text="."/>
        </style:tab-stops>
      </style:paragraph-properties>
    </style:style>
    <style:style style:name="P3" style:family="paragraph" style:parent-style-name="Contents_20_3">
      <style:paragraph-properties>
        <style:tab-stops>
          <style:tab-stop style:position="16.983cm" style:type="right" style:leader-style="dotted" style:leader-text="."/>
        </style:tab-stops>
      </style:paragraph-properties>
    </style:style>
    <style:style style:name="P4" style:family="paragraph" style:parent-style-name="Standard">
      <style:paragraph-properties fo:text-align="center" style:justify-single-word="false"/>
      <style:text-properties fo:color="#999999" style:font-name="Arial"/>
    </style:style>
    <style:style style:name="P5" style:family="paragraph" style:parent-style-name="Standard">
      <style:paragraph-properties fo:text-align="center" style:justify-single-word="false"/>
      <style:text-properties fo:color="#999999" style:font-name="Arial" fo:font-size="16pt" style:font-size-asian="16pt" style:font-size-complex="16pt"/>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18pt" style:font-size-asian="18pt" style:font-size-complex="18pt"/>
    </style:style>
    <style:style style:name="P10" style:family="paragraph" style:parent-style-name="Standard">
      <style:paragraph-properties>
        <style:tab-stops>
          <style:tab-stop style:position="3.043cm"/>
        </style:tab-stops>
      </style:paragraph-properties>
    </style:style>
    <style:style style:name="P11" style:family="paragraph" style:parent-style-name="Standard">
      <style:text-properties fo:font-weight="bold" style:font-weight-asian="bold"/>
    </style:style>
    <style:style style:name="P12" style:family="paragraph" style:parent-style-name="Standard">
      <style:text-properties fo:color="#2fa085" style:font-name="Arial" fo:font-size="14pt" officeooo:rsid="00060d23" officeooo:paragraph-rsid="00060d23" style:font-name-asian="Segoe UI" style:font-size-asian="14pt" style:font-name-complex="Tahoma" style:font-size-complex="14pt"/>
    </style:style>
    <style:style style:name="P13" style:family="paragraph" style:parent-style-name="Standard">
      <style:text-properties officeooo:paragraph-rsid="0006e846"/>
    </style:style>
    <style:style style:name="P14" style:family="paragraph" style:parent-style-name="Standard">
      <style:text-properties fo:font-size="12pt" style:font-size-asian="12pt" style:font-size-complex="12pt"/>
    </style:style>
    <style:style style:name="P15" style:family="paragraph" style:parent-style-name="Standard">
      <style:text-properties fo:font-size="12pt" officeooo:paragraph-rsid="0004f918" style:font-size-asian="12pt" style:font-size-complex="12pt"/>
    </style:style>
    <style:style style:name="P16" style:family="paragraph" style:parent-style-name="Standard">
      <style:text-properties fo:font-size="12pt" officeooo:rsid="000dbe6b" officeooo:paragraph-rsid="00060d23" style:font-size-asian="12pt" style:font-size-complex="12pt"/>
    </style:style>
    <style:style style:name="P17" style:family="paragraph" style:parent-style-name="Standard">
      <style:text-properties fo:font-size="12pt" officeooo:paragraph-rsid="0006e846" style:font-size-asian="12pt" style:font-size-complex="12pt"/>
    </style:style>
    <style:style style:name="P18" style:family="paragraph" style:parent-style-name="Standard">
      <style:text-properties style:font-name="Arial1" fo:font-size="12pt" style:font-size-asian="12pt" style:font-size-complex="12pt"/>
    </style:style>
    <style:style style:name="P19" style:family="paragraph" style:parent-style-name="Standard">
      <style:text-properties style:font-name="Arial1" officeooo:paragraph-rsid="00060d23"/>
    </style:style>
    <style:style style:name="P20" style:family="paragraph" style:parent-style-name="Standard">
      <style:paragraph-properties fo:margin-left="5.001cm" fo:margin-right="0cm" fo:text-indent="-5.001cm" style:auto-text-indent="false"/>
    </style:style>
    <style:style style:name="P21"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style:font-name="Arial1" officeooo:rsid="00094719" officeooo:paragraph-rsid="00060d23" fo:hyphenate="true" fo:hyphenation-remain-char-count="2" fo:hyphenation-push-char-count="2"/>
    </style:style>
    <style:style style:name="P22" style:family="paragraph" style:parent-style-name="Standard">
      <style:paragraph-properties fo:margin-top="0cm" fo:margin-bottom="0cm" loext:contextual-spacing="false" fo:line-height="100%"/>
      <style:text-properties fo:font-size="12pt" officeooo:paragraph-rsid="0006e846" style:font-size-asian="12pt" style:font-size-complex="12pt"/>
    </style:style>
    <style:style style:name="P23" style:family="paragraph" style:parent-style-name="Tabellenstil_20_1">
      <style:paragraph-properties fo:text-align="start" style:justify-single-word="false"/>
      <style:text-properties style:font-name="Arial1" officeooo:paragraph-rsid="00060d23"/>
    </style:style>
    <style:style style:name="P24" style:family="paragraph" style:parent-style-name="Tabellenstil_20_1">
      <style:paragraph-properties fo:text-align="center" style:justify-single-word="false"/>
      <style:text-properties style:font-name="Arial1" officeooo:paragraph-rsid="00060d23"/>
    </style:style>
    <style:style style:name="P25" style:family="paragraph" style:parent-style-name="Text">
      <style:paragraph-properties style:writing-mode="lr-tb"/>
      <style:text-properties fo:color="#000000" style:font-name="Arial" fo:font-size="12pt" officeooo:rsid="00060d23" officeooo:paragraph-rsid="00060d23" style:font-name-asian="Segoe UI" style:font-size-asian="10.5pt" style:font-name-complex="Tahoma" style:font-size-complex="12pt"/>
    </style:style>
    <style:style style:name="P26" style:family="paragraph" style:parent-style-name="Text">
      <style:paragraph-properties style:writing-mode="lr-tb"/>
      <style:text-properties officeooo:paragraph-rsid="00060d23"/>
    </style:style>
    <style:style style:name="P27" style:family="paragraph" style:parent-style-name="Text">
      <style:paragraph-properties style:writing-mode="lr-tb"/>
      <style:text-properties style:font-name="Arial1" fo:font-size="12pt" officeooo:paragraph-rsid="00060d23" style:font-size-asian="12pt" style:font-size-complex="12pt"/>
    </style:style>
    <style:style style:name="P28" style:family="paragraph" style:parent-style-name="Text">
      <style:paragraph-properties style:writing-mode="lr-tb"/>
      <style:text-properties style:font-name="Arial1" fo:font-size="12pt" officeooo:rsid="00060d23" officeooo:paragraph-rsid="00060d23" style:font-size-asian="12pt" style:font-size-complex="12pt"/>
    </style:style>
    <style:style style:name="P29" style:family="paragraph" style:parent-style-name="Text">
      <style:paragraph-properties style:writing-mode="lr-tb"/>
      <style:text-properties style:font-name="Arial1" officeooo:paragraph-rsid="00060d23"/>
    </style:style>
    <style:style style:name="P30" style:family="paragraph" style:parent-style-name="Tabellenstil_20_2">
      <style:paragraph-properties fo:text-align="start" style:justify-single-word="false"/>
      <style:text-properties style:font-name="Arial1" officeooo:paragraph-rsid="00060d23"/>
    </style:style>
    <style:style style:name="P31" style:family="paragraph" style:parent-style-name="Tabellenstil_20_1">
      <style:paragraph-properties style:writing-mode="lr-tb"/>
      <style:text-properties style:font-name="Arial1" officeooo:paragraph-rsid="00060d23" style:font-name-asian="Arial Unicode MS" style:font-name-complex="Arial Unicode MS"/>
    </style:style>
    <style:style style:name="P32" style:family="paragraph" style:parent-style-name="Standard" style:master-page-name="Standard">
      <style:paragraph-properties fo:text-align="center" style:justify-single-word="false" style:page-number="auto"/>
      <style:text-properties fo:color="#999999" style:font-name="Arial" fo:font-size="20pt" style:font-size-asian="20pt" style:font-size-complex="20pt"/>
    </style:style>
    <style:style style:name="P33"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style:text-outline="false" style:text-line-through-style="none" style:text-line-through-type="none" style:text-position="0% 100%" style:font-name="Arial1" fo:font-size="10pt" fo:letter-spacing="normal" fo:font-style="normal" style:text-underline-style="none" fo:font-weight="normal" officeooo:paragraph-rsid="00060d23" style:letter-kerning="fals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P34" style:family="paragraph" style:parent-style-name="Standard">
      <style:text-properties fo:font-size="12pt" officeooo:rsid="00114586" officeooo:paragraph-rsid="00114586" style:font-size-asian="12pt" style:font-size-complex="12pt"/>
    </style:style>
    <style:style style:name="P35" style:family="paragraph" style:parent-style-name="Standard">
      <style:text-properties style:font-name="Arial"/>
    </style:style>
    <style:style style:name="P36" style:family="paragraph" style:parent-style-name="Standard">
      <style:text-properties officeooo:paragraph-rsid="000f4ef6"/>
    </style:style>
    <style:style style:name="P37" style:family="paragraph" style:parent-style-name="Standard">
      <style:text-properties officeooo:paragraph-rsid="00060d23"/>
    </style:style>
    <style:style style:name="P38" style:family="paragraph" style:parent-style-name="Standard">
      <style:text-properties fo:color="#2fa085" style:font-name="Arial" fo:font-size="14pt" fo:font-weight="bold" officeooo:rsid="0012fc31" officeooo:paragraph-rsid="0012fc31" style:font-name-asian="Segoe UI" style:font-size-asian="14pt" style:font-weight-asian="bold" style:font-name-complex="Tahoma" style:font-size-complex="14pt" style:font-weight-complex="bold"/>
    </style:style>
    <style:style style:name="P39" style:family="paragraph" style:parent-style-name="Standard">
      <style:text-properties officeooo:paragraph-rsid="00138ba5"/>
    </style:style>
    <style:style style:name="P40" style:family="paragraph" style:parent-style-name="Standard">
      <style:text-properties officeooo:rsid="001619bf" officeooo:paragraph-rsid="001619bf"/>
    </style:style>
    <style:style style:name="T1" style:family="text">
      <style:text-properties text:display="true"/>
    </style:style>
    <style:style style:name="T2" style:family="text">
      <style:text-properties fo:font-weight="bold" style:font-weight-asian="bold"/>
    </style:style>
    <style:style style:name="T3" style:family="text">
      <style:text-properties officeooo:rsid="000f690a"/>
    </style:style>
    <style:style style:name="T4" style:family="text">
      <style:text-properties officeooo:rsid="0006e846"/>
    </style:style>
    <style:style style:name="T5" style:family="text">
      <style:text-properties fo:font-style="italic" style:font-style-asian="italic"/>
    </style:style>
    <style:style style:name="T6" style:family="text">
      <style:text-properties fo:font-size="12pt" style:font-size-asian="12pt" style:font-size-complex="12pt"/>
    </style:style>
    <style:style style:name="T7" style:family="text">
      <style:text-properties fo:font-size="12pt" style:font-size-asian="10.5pt" style:font-size-complex="12pt"/>
    </style:style>
    <style:style style:name="T8" style:family="text">
      <style:text-properties fo:font-size="12pt" officeooo:rsid="000ba963" style:font-size-asian="10.5pt" style:font-size-complex="12pt"/>
    </style:style>
    <style:style style:name="T9" style:family="text">
      <style:text-properties fo:font-size="12pt" officeooo:rsid="00138ba5" style:font-size-asian="10.5pt" style:font-size-complex="12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0ba963" style:font-size-asian="10.5pt" style:font-weight-asian="normal" style:font-size-complex="12pt" style:font-weight-complex="normal"/>
    </style:style>
    <style:style style:name="T12" style:family="text">
      <style:text-properties fo:font-size="12pt" fo:font-weight="normal" officeooo:rsid="000d734a" style:font-size-asian="10.5pt" style:font-weight-asian="normal" style:font-size-complex="12pt" style:font-weight-complex="normal"/>
    </style:style>
    <style:style style:name="T13" style:family="text">
      <style:text-properties fo:font-size="12pt" fo:font-weight="normal" officeooo:rsid="00138ba5" style:font-size-asian="10.5pt" style:font-weight-asian="normal" style:font-size-complex="12pt" style:font-weight-complex="normal"/>
    </style:style>
    <style:style style:name="T14" style:family="text">
      <style:text-properties fo:font-size="12pt" fo:font-weight="bold" officeooo:rsid="000f4ef6" style:font-size-asian="12pt" style:font-weight-asian="bold" style:font-size-complex="12pt" style:font-weight-complex="bold"/>
    </style:style>
    <style:style style:name="T15" style:family="text">
      <style:text-properties officeooo:rsid="000f4ef6"/>
    </style:style>
    <style:style style:name="T16" style:family="text">
      <style:text-properties officeooo:rsid="0012fc31"/>
    </style:style>
    <style:style style:name="T17" style:family="text">
      <style:text-properties fo:color="#2fa085" style:font-name="Arial" fo:font-size="14pt" officeooo:rsid="00060d23" style:font-name-asian="Segoe UI" style:font-size-asian="14pt" style:font-name-complex="Tahoma" style:font-size-complex="14pt"/>
    </style:style>
    <style:style style:name="T18" style:family="text">
      <style:text-properties fo:color="#2fa085" style:font-name="Arial" fo:font-size="14pt" officeooo:rsid="0012fc31" style:font-name-asian="Segoe UI" style:font-size-asian="14pt" style:font-name-complex="Tahoma" style:font-size-complex="14pt"/>
    </style:style>
    <style:style style:name="T19" style:family="text">
      <style:text-properties fo:color="#000000" style:font-name="Arial" fo:font-size="12pt" fo:font-weight="normal" officeooo:rsid="00138ba5" style:font-name-asian="Segoe UI" style:font-size-asian="10.5pt" style:font-weight-asian="normal" style:font-name-complex="Tahoma" style:font-size-complex="12pt" style:font-weight-complex="normal"/>
    </style:style>
    <style:style style:name="T20" style:family="text">
      <style:text-properties officeooo:rsid="0016fd4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Oberstufenprojekt Herbst 2019</text:p>
      <text:p text:style-name="P5">Fachinformatiker Fachrichtung Anwendungsentwicklung</text:p>
      <text:p text:style-name="P5">Dokumentation zur Projektarbeit</text:p>
      <text:p text:style-name="P4"/>
      <text:p text:style-name="P9">RFID Profil-Authentifizierung</text:p>
      <text:p text:style-name="P7">für kabellose und automatisierte Steuerungen externe Endgeräte</text:p>
      <text:p text:style-name="P7"/>
      <text:p text:style-name="P8">Projektzeitraum 17.September 2019 bis 02.Oktober 2019</text:p>
      <text:p text:style-name="P8"/>
      <text:p text:style-name="P8">Prüfungsbewerber:</text:p>
      <text:p text:style-name="P8">Dierk Zehe, Max Tietz, Daniel Beck, Justin Krau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Inhaltsverzeichnis</text:p>
          </text:index-title>
          <text:p text:style-name="P1"><text:a xlink:type="simple" xlink:href="#_Toc19615158" text:style-name="Index_20_Link" text:visited-style-name="Index_20_Link">Abkürzungsverzeichnis</text:a><text:a xlink:type="simple" xlink:href="#_Toc19615158" text:style-name="Index_20_Link" text:visited-style-name="Index_20_Link"><text:span text:style-name="T1"><text:tab/>5</text:span></text:a></text:p>
          <text:p text:style-name="P1"><text:a xlink:type="simple" xlink:href="#_Toc19615159" text:style-name="Index_20_Link" text:visited-style-name="Index_20_Link">Begriffserklärung</text:a><text:a xlink:type="simple" xlink:href="#_Toc19615159" text:style-name="Index_20_Link" text:visited-style-name="Index_20_Link"><text:span text:style-name="T1"><text:tab/>5</text:span></text:a></text:p>
          <text:p text:style-name="P1"><text:a xlink:type="simple" xlink:href="#_Toc19615160" text:style-name="Index_20_Link" text:visited-style-name="Index_20_Link">1. Einleitung</text:a><text:a xlink:type="simple" xlink:href="#_Toc19615160" text:style-name="Index_20_Link" text:visited-style-name="Index_20_Link"><text:span text:style-name="T1"><text:tab/>6</text:span></text:a></text:p>
          <text:p text:style-name="P2"><text:a xlink:type="simple" xlink:href="#_Toc19615161" text:style-name="Index_20_Link" text:visited-style-name="Index_20_Link">1.1 Projektbeschreibung</text:a><text:a xlink:type="simple" xlink:href="#_Toc19615161" text:style-name="Index_20_Link" text:visited-style-name="Index_20_Link"><text:span text:style-name="T1"><text:tab/>6</text:span></text:a></text:p>
          <text:p text:style-name="P2"><text:a xlink:type="simple" xlink:href="#_Toc19615162" text:style-name="Index_20_Link" text:visited-style-name="Index_20_Link">1.2 Projektziel</text:a><text:a xlink:type="simple" xlink:href="#_Toc19615162" text:style-name="Index_20_Link" text:visited-style-name="Index_20_Link"><text:span text:style-name="T1"><text:tab/>6</text:span></text:a></text:p>
          <text:p text:style-name="P2"><text:a xlink:type="simple" xlink:href="#_Toc19615163" text:style-name="Index_20_Link" text:visited-style-name="Index_20_Link">1.3 Projektbegründung</text:a><text:a xlink:type="simple" xlink:href="#_Toc19615163" text:style-name="Index_20_Link" text:visited-style-name="Index_20_Link"><text:span text:style-name="T1"><text:tab/>6</text:span></text:a></text:p>
          <text:p text:style-name="P2"><text:a xlink:type="simple" xlink:href="#_Toc19615164" text:style-name="Index_20_Link" text:visited-style-name="Index_20_Link">1.4 Projektabgrenzung</text:a><text:a xlink:type="simple" xlink:href="#_Toc19615164" text:style-name="Index_20_Link" text:visited-style-name="Index_20_Link"><text:span text:style-name="T1"><text:tab/>6</text:span></text:a></text:p>
          <text:p text:style-name="P2"><text:a xlink:type="simple" xlink:href="#_Toc19615165" text:style-name="Index_20_Link" text:visited-style-name="Index_20_Link">1.5 Projektumfeld</text:a><text:a xlink:type="simple" xlink:href="#_Toc19615165" text:style-name="Index_20_Link" text:visited-style-name="Index_20_Link"><text:span text:style-name="T1"><text:tab/>6</text:span></text:a></text:p>
          <text:p text:style-name="P2"><text:a xlink:type="simple" xlink:href="#_Toc19615166" text:style-name="Index_20_Link" text:visited-style-name="Index_20_Link">1.6 Projektschnittstellen</text:a><text:a xlink:type="simple" xlink:href="#_Toc19615166" text:style-name="Index_20_Link" text:visited-style-name="Index_20_Link"><text:span text:style-name="T1"><text:tab/>6</text:span></text:a></text:p>
          <text:p text:style-name="P1"><text:a xlink:type="simple" xlink:href="#_Toc19615167" text:style-name="Index_20_Link" text:visited-style-name="Index_20_Link">2. Projektplanung</text:a><text:a xlink:type="simple" xlink:href="#_Toc19615167" text:style-name="Index_20_Link" text:visited-style-name="Index_20_Link"><text:span text:style-name="T1"><text:tab/>7</text:span></text:a></text:p>
          <text:p text:style-name="P2"><text:a xlink:type="simple" xlink:href="#_Toc19615168" text:style-name="Index_20_Link" text:visited-style-name="Index_20_Link">2.1 Projektphasen</text:a><text:a xlink:type="simple" xlink:href="#_Toc19615168" text:style-name="Index_20_Link" text:visited-style-name="Index_20_Link"><text:span text:style-name="T1"><text:tab/>7</text:span></text:a></text:p>
          <text:p text:style-name="P2"><text:a xlink:type="simple" xlink:href="#_Toc19615169" text:style-name="Index_20_Link" text:visited-style-name="Index_20_Link">2.2 Ressourcenplanung</text:a><text:a xlink:type="simple" xlink:href="#_Toc19615169" text:style-name="Index_20_Link" text:visited-style-name="Index_20_Link"><text:span text:style-name="T1"><text:tab/>7</text:span></text:a></text:p>
          <text:p text:style-name="P2"><text:a xlink:type="simple" xlink:href="#_Toc19615170" text:style-name="Index_20_Link" text:visited-style-name="Index_20_Link">2.3 Entwicklungsprozesse</text:a><text:a xlink:type="simple" xlink:href="#_Toc19615170" text:style-name="Index_20_Link" text:visited-style-name="Index_20_Link"><text:span text:style-name="T1"><text:tab/>7</text:span></text:a></text:p>
          <text:p text:style-name="P1"><text:a xlink:type="simple" xlink:href="#_Toc19615171" text:style-name="Index_20_Link" text:visited-style-name="Index_20_Link">3. Analysephase</text:a><text:a xlink:type="simple" xlink:href="#_Toc19615171" text:style-name="Index_20_Link" text:visited-style-name="Index_20_Link"><text:span text:style-name="T1"><text:tab/>8</text:span></text:a></text:p>
          <text:p text:style-name="P2"><text:a xlink:type="simple" xlink:href="#_Toc19615172" text:style-name="Index_20_Link" text:visited-style-name="Index_20_Link">3.1 Ist-Analyse</text:a><text:a xlink:type="simple" xlink:href="#_Toc19615172" text:style-name="Index_20_Link" text:visited-style-name="Index_20_Link"><text:span text:style-name="T1"><text:tab/>8</text:span></text:a></text:p>
          <text:p text:style-name="P2"><text:a xlink:type="simple" xlink:href="#_Toc19615173" text:style-name="Index_20_Link" text:visited-style-name="Index_20_Link">3.2 Wirtschaftlichkeitsanalyse</text:a><text:a xlink:type="simple" xlink:href="#_Toc19615173" text:style-name="Index_20_Link" text:visited-style-name="Index_20_Link"><text:span text:style-name="T1"><text:tab/>8</text:span></text:a></text:p>
          <text:p text:style-name="P3"><text:a xlink:type="simple" xlink:href="#_Toc19615174" text:style-name="Index_20_Link" text:visited-style-name="Index_20_Link">3.2.1 Make or Buy-Entscheidung</text:a><text:a xlink:type="simple" xlink:href="#_Toc19615174" text:style-name="Index_20_Link" text:visited-style-name="Index_20_Link"><text:span text:style-name="T1"><text:tab/>8</text:span></text:a></text:p>
          <text:p text:style-name="P3"><text:a xlink:type="simple" xlink:href="#_Toc19615175" text:style-name="Index_20_Link" text:visited-style-name="Index_20_Link">3.2.2 Projektkosten</text:a><text:a xlink:type="simple" xlink:href="#_Toc19615175" text:style-name="Index_20_Link" text:visited-style-name="Index_20_Link"><text:span text:style-name="T1"><text:tab/>8</text:span></text:a></text:p>
          <text:p text:style-name="P3"><text:a xlink:type="simple" xlink:href="#_Toc19615176" text:style-name="Index_20_Link" text:visited-style-name="Index_20_Link">3.2.3 Amortisationsdauer</text:a><text:a xlink:type="simple" xlink:href="#_Toc19615176" text:style-name="Index_20_Link" text:visited-style-name="Index_20_Link"><text:span text:style-name="T1"><text:tab/>8</text:span></text:a></text:p>
          <text:p text:style-name="P1"><text:a xlink:type="simple" xlink:href="#_Toc19615177" text:style-name="Index_20_Link" text:visited-style-name="Index_20_Link">4 Entwurfsphase</text:a><text:a xlink:type="simple" xlink:href="#_Toc19615177" text:style-name="Index_20_Link" text:visited-style-name="Index_20_Link"><text:span text:style-name="T1"><text:tab/>8</text:span></text:a></text:p>
          <text:p text:style-name="P2"><text:a xlink:type="simple" xlink:href="#_Toc19615178" text:style-name="Index_20_Link" text:visited-style-name="Index_20_Link">4.1 Datenmodell</text:a><text:a xlink:type="simple" xlink:href="#_Toc19615178" text:style-name="Index_20_Link" text:visited-style-name="Index_20_Link"><text:span text:style-name="T1"><text:tab/>8</text:span></text:a></text:p>
          <text:p text:style-name="P1"><text:a xlink:type="simple" xlink:href="#_Toc19615179" text:style-name="Index_20_Link" text:visited-style-name="Index_20_Link">5. Entwicklungsphase</text:a><text:a xlink:type="simple" xlink:href="#_Toc19615179" text:style-name="Index_20_Link" text:visited-style-name="Index_20_Link"><text:span text:style-name="T1"><text:tab/>8</text:span></text:a></text:p>
          <text:p text:style-name="P2"><text:a xlink:type="simple" xlink:href="#_Toc19615180" text:style-name="Index_20_Link" text:visited-style-name="Index_20_Link">5.1 Implementierung der Benutzeroberfläche</text:a><text:a xlink:type="simple" xlink:href="#_Toc19615180" text:style-name="Index_20_Link" text:visited-style-name="Index_20_Link"><text:span text:style-name="T1"><text:tab/>8</text:span></text:a></text:p>
          <text:p text:style-name="P2"><text:a xlink:type="simple" xlink:href="#_Toc19615181" text:style-name="Index_20_Link" text:visited-style-name="Index_20_Link">5.2 Müssen uns noch was ausdenken!!!!!</text:a><text:a xlink:type="simple" xlink:href="#_Toc19615181" text:style-name="Index_20_Link" text:visited-style-name="Index_20_Link"><text:span text:style-name="T1"><text:tab/>8</text:span></text:a></text:p>
          <text:p text:style-name="P2"><text:a xlink:type="simple" xlink:href="#_Toc19615182" text:style-name="Index_20_Link" text:visited-style-name="Index_20_Link">5.3 Datenbeschaffung</text:a><text:a xlink:type="simple" xlink:href="#_Toc19615182" text:style-name="Index_20_Link" text:visited-style-name="Index_20_Link"><text:span text:style-name="T1"><text:tab/>8</text:span></text:a></text:p>
          <text:p text:style-name="P2"><text:a xlink:type="simple" xlink:href="#_Toc19615183" text:style-name="Index_20_Link" text:visited-style-name="Index_20_Link">5.4 ????????</text:a><text:a xlink:type="simple" xlink:href="#_Toc19615183" text:style-name="Index_20_Link" text:visited-style-name="Index_20_Link"><text:span text:style-name="T1"><text:tab/>8</text:span></text:a></text:p>
          <text:p text:style-name="P2"><text:a xlink:type="simple" xlink:href="#_Toc19615184" text:style-name="Index_20_Link" text:visited-style-name="Index_20_Link">5.5 Datenbanktabellen anlegen</text:a><text:a xlink:type="simple" xlink:href="#_Toc19615184" text:style-name="Index_20_Link" text:visited-style-name="Index_20_Link"><text:span text:style-name="T1"><text:tab/>8</text:span></text:a></text:p>
          <text:p text:style-name="P2"><text:a xlink:type="simple" xlink:href="#_Toc19615185" text:style-name="Index_20_Link" text:visited-style-name="Index_20_Link">5.6 ??????</text:a><text:a xlink:type="simple" xlink:href="#_Toc19615185" text:style-name="Index_20_Link" text:visited-style-name="Index_20_Link"><text:span text:style-name="T1"><text:tab/>8</text:span></text:a></text:p>
          <text:p text:style-name="P2"><text:a xlink:type="simple" xlink:href="#_Toc19615186" text:style-name="Index_20_Link" text:visited-style-name="Index_20_Link">5.7 ??????</text:a><text:a xlink:type="simple" xlink:href="#_Toc19615186" text:style-name="Index_20_Link" text:visited-style-name="Index_20_Link"><text:span text:style-name="T1"><text:tab/>8</text:span></text:a></text:p>
          <text:p text:style-name="P1"><text:a xlink:type="simple" xlink:href="#_Toc19615187" text:style-name="Index_20_Link" text:visited-style-name="Index_20_Link">6. Testphase</text:a><text:a xlink:type="simple" xlink:href="#_Toc19615187" text:style-name="Index_20_Link" text:visited-style-name="Index_20_Link"><text:span text:style-name="T1"><text:tab/>8</text:span></text:a></text:p>
          <text:p text:style-name="P1"><text:a xlink:type="simple" xlink:href="#_Toc19615188" text:style-name="Index_20_Link" text:visited-style-name="Index_20_Link">7. Installation und Einrichtung</text:a><text:a xlink:type="simple" xlink:href="#_Toc19615188" text:style-name="Index_20_Link" text:visited-style-name="Index_20_Link"><text:span text:style-name="T1"><text:tab/>8</text:span></text:a></text:p>
          <text:p text:style-name="P1"><text:a xlink:type="simple" xlink:href="#_Toc19615189" text:style-name="Index_20_Link" text:visited-style-name="Index_20_Link">8. Dokumentation</text:a><text:a xlink:type="simple" xlink:href="#_Toc19615189" text:style-name="Index_20_Link" text:visited-style-name="Index_20_Link"><text:span text:style-name="T1"><text:tab/>9</text:span></text:a></text:p>
          <text:p text:style-name="P1"><text:a xlink:type="simple" xlink:href="#_Toc19615190" text:style-name="Index_20_Link" text:visited-style-name="Index_20_Link">9. Fazit</text:a><text:a xlink:type="simple" xlink:href="#_Toc19615190" text:style-name="Index_20_Link" text:visited-style-name="Index_20_Link"><text:span text:style-name="T1"><text:tab/>9</text:span></text:a></text:p>
          <text:p text:style-name="P2"><text:a xlink:type="simple" xlink:href="#_Toc19615191" text:style-name="Index_20_Link" text:visited-style-name="Index_20_Link">9.1 Soll-Ist-Vergleich</text:a><text:a xlink:type="simple" xlink:href="#_Toc19615191" text:style-name="Index_20_Link" text:visited-style-name="Index_20_Link"><text:span text:style-name="T1"><text:tab/>9</text:span></text:a></text:p>
          <text:p text:style-name="P2"><text:a xlink:type="simple" xlink:href="#_Toc19615192" text:style-name="Index_20_Link" text:visited-style-name="Index_20_Link">9.2 Rückblick</text:a><text:a xlink:type="simple" xlink:href="#_Toc19615192" text:style-name="Index_20_Link" text:visited-style-name="Index_20_Link"><text:span text:style-name="T1"><text:tab/>9</text:span></text:a></text:p>
          <text:p text:style-name="P2"><text:a xlink:type="simple" xlink:href="#_Toc19615193" text:style-name="Index_20_Link" text:visited-style-name="Index_20_Link">9.3 Ausblick</text:a><text:a xlink:type="simple" xlink:href="#_Toc19615193" text:style-name="Index_20_Link" text:visited-style-name="Index_20_Link"><text:span text:style-name="T1"><text:tab/>9</text:span></text:a></text:p>
          <text:p text:style-name="P1"><text:a xlink:type="simple" xlink:href="#_Toc19615194" text:style-name="Index_20_Link" text:visited-style-name="Index_20_Link">Literaturverzeichnis</text:a><text:a xlink:type="simple" xlink:href="#_Toc19615194" text:style-name="Index_20_Link" text:visited-style-name="Index_20_Link"><text:span text:style-name="T1"><text:tab/>9</text:span></text:a></text:p>
          <text:p text:style-name="P1"><text:a xlink:type="simple" xlink:href="#_Toc19615195" text:style-name="Index_20_Link" text:visited-style-name="Index_20_Link">A. Anhang</text:a><text:a xlink:type="simple" xlink:href="#_Toc19615195" text:style-name="Index_20_Link" text:visited-style-name="Index_20_Link"><text:span text:style-name="T1"><text:tab/>9</text:span></text:a></text:p>
          <text:p text:style-name="P2"><text:soft-page-break/><text:a xlink:type="simple" xlink:href="#_Toc19615196" text:style-name="Index_20_Link" text:visited-style-name="Index_20_Link">A.1 Projektantrag</text:a><text:a xlink:type="simple" xlink:href="#_Toc19615196" text:style-name="Index_20_Link" text:visited-style-name="Index_20_Link"><text:span text:style-name="T1"><text:tab/>9</text:span></text:a></text:p>
          <text:p text:style-name="P2"><text:a xlink:type="simple" xlink:href="#_Toc19615197" text:style-name="Index_20_Link" text:visited-style-name="Index_20_Link">A.2 Eidesstattliche Erklärung des Prüflings</text:a><text:a xlink:type="simple" xlink:href="#_Toc19615197" text:style-name="Index_20_Link" text:visited-style-name="Index_20_Link"><text:span text:style-name="T1"><text:tab/>9</text:span></text:a></text:p>
          <text:p text:style-name="P2"><text:a xlink:type="simple" xlink:href="#_Toc19615198" text:style-name="Index_20_Link" text:visited-style-name="Index_20_Link">A.3 Detaillierte Zeitplanung</text:a><text:a xlink:type="simple" xlink:href="#_Toc19615198" text:style-name="Index_20_Link" text:visited-style-name="Index_20_Link"><text:span text:style-name="T1"><text:tab/>9</text:span></text:a></text:p>
          <text:p text:style-name="P2"><text:a xlink:type="simple" xlink:href="#_Toc19615199" text:style-name="Index_20_Link" text:visited-style-name="Index_20_Link">A.5 Gantt-Diagramm</text:a><text:a xlink:type="simple" xlink:href="#_Toc19615199" text:style-name="Index_20_Link" text:visited-style-name="Index_20_Link"><text:span text:style-name="T1"><text:tab/>9</text:span></text:a></text:p>
          <text:p text:style-name="P2"><text:a xlink:type="simple" xlink:href="#_Toc19615200" text:style-name="Index_20_Link" text:visited-style-name="Index_20_Link">A.6 Verwendete Ressourcen</text:a><text:a xlink:type="simple" xlink:href="#_Toc19615200" text:style-name="Index_20_Link" text:visited-style-name="Index_20_Link"><text:span text:style-name="T1"><text:tab/>9</text:span></text:a></text:p>
          <text:p text:style-name="P2"><text:a xlink:type="simple" xlink:href="#_Toc19615201" text:style-name="Index_20_Link" text:visited-style-name="Index_20_Link">A.7 Programmablaufplan</text:a><text:a xlink:type="simple" xlink:href="#_Toc19615201" text:style-name="Index_20_Link" text:visited-style-name="Index_20_Link"><text:span text:style-name="T1"><text:tab/>9</text:span></text:a></text:p>
          <text:p text:style-name="P2"><text:a xlink:type="simple" xlink:href="#_Toc19615202" text:style-name="Index_20_Link" text:visited-style-name="Index_20_Link">A.8 Benutzeroberfläche</text:a><text:a xlink:type="simple" xlink:href="#_Toc19615202" text:style-name="Index_20_Link" text:visited-style-name="Index_20_Link"><text:span text:style-name="T1"><text:tab/>9</text:span></text:a></text:p>
          <text:p text:style-name="Standard"/>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58"/><text:soft-page-break/>Abkürzungsverzeichnis<text:bookmark-end text:name="_Toc19615158"/></text:h>
      <text:p text:style-name="Standard"/>
      <text:p text:style-name="P36"><text:span text:style-name="T14">RFID</text:span><text:span text:style-name="T15"><text:tab/><text:tab/><text:tab/><text:tab/></text:span><text:span text:style-name="T6">radio-frequency identification </text:span></text:p>
      <text:h text:style-name="Heading_20_1" text:outline-level="1"><text:bookmark-start text:name="_Toc19615159"/>Begriffserklärung<text:bookmark-end text:name="_Toc19615159"/></text:h>
      <text:p text:style-name="P10"><text:tab/></text:p>
      <text:p text:style-name="P20"><text:span text:style-name="T2">Proof of Concept <text:tab/></text:span><text:tab/>bezeichnet das Prüfen eines Konzeptes bzw. eines Projektes sowie auch die Möglichkeit ob ein Großprojekt durchführbar ist oder nicht.</text:p>
      <text:p text:style-name="P11">RFI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60"/><text:soft-page-break/>1. Einleitung<text:bookmark-end text:name="_Toc19615160"/></text:h>
      <text:p text:style-name="P14">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P14"/>
      <text:p text:style-name="Standard"/>
      <text:p text:style-name="Standard"/>
      <text:h text:style-name="Heading_20_2" text:outline-level="2"><text:bookmark-start text:name="_Toc19615161"/>1.1 Projektbeschreibung<text:bookmark-end text:name="_Toc19615161"/></text:h>
      <text:p text:style-name="Standard"/>
      <text:p text:style-name="Standard"/>
      <text:h text:style-name="Heading_20_2" text:outline-level="2"><text:bookmark-start text:name="_Toc19615162"/>1.2 Projektziel<text:bookmark-end text:name="_Toc19615162"/></text:h>
      <text:p text:style-name="Standard"/>
      <text:p text:style-name="P14">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 sein.</text:p>
      <text:h text:style-name="Heading_20_2" text:outline-level="2"><text:bookmark-start text:name="_Toc19615163"/>1.3 Projektbegründung<text:bookmark-end text:name="_Toc19615163"/></text:h>
      <text:p text:style-name="P34"/>
      <text:h text:style-name="Heading_20_2" text:outline-level="2"><text:bookmark-start text:name="_Toc19615164"/>1.4 Projektabgrenzung<text:bookmark-end text:name="_Toc19615164"/> </text:h>
      <text:p text:style-name="Standard"><text:span text:style-name="T16">Es werden mit einem RFID Chip lediglich Anwendungen auf einem anderen Endgerät angesteuert welche eine Aktion ausführen sollen.</text:span><text:tab/></text:p>
      <text:p text:style-name="Standard"/>
      <text:h text:style-name="Heading_20_2" text:outline-level="2"><text:bookmark-start text:name="_Toc19615165"/>1.5 Projektumfeld<text:bookmark-end text:name="_Toc19615165"/></text:h>
      <text:p text:style-name="P15">Die Projektdurchführung findet in den Räumlichkeiten der Schulen Berufskolleg Wirtschaft und Verwaltung <text:s/>und Berufskolleg Technik statt. Diese stellen uns einen Internetzugang zu Verfügung, wobei Hard und Software eigenständig organisiert werden müssen.</text:p>
      <text:h text:style-name="Heading_20_2" text:outline-level="2"><text:bookmark-start text:name="_Toc19615166"/>1.6 Projektschnittstellen<text:bookmark-end text:name="_Toc19615166"/></text:h>
      <text:p text:style-name="P16">Als Schnittstelle verwenden wir die sogenannte SPI Schnittstelle (Bild im Anhang A10 Schnittstelle) Da dies die kostengünstigst Variante für die Projektanforderung war. <text:span text:style-name="T3">Genehmigt und Präsentiert wird das Projekt bei der radio frequency AG, ein Kleinunternehmen mit rund 20 Mitarbeitern. <text:s/>Anwender des Produkt werden die Mitarbeiter der radio frequency AG sein.<text:tab/></text:span></text:p>
      <text:p text:style-name="P14"><text:soft-page-break/></text:p>
      <text:p text:style-name="Standard"/>
      <text:p text:style-name="Standard"/>
      <text:p text:style-name="Standard"/>
      <text:p text:style-name="Standard"/>
      <text:p text:style-name="Standard"/>
      <text:p text:style-name="Standard"/>
      <text:h text:style-name="Heading_20_1" text:outline-level="1"><text:bookmark-start text:name="_Toc19615167"/>2. Projektplanung<text:bookmark-end text:name="_Toc19615167"/></text:h>
      <text:p text:style-name="Standard"/>
      <text:h text:style-name="Heading_20_2" text:outline-level="2"><text:bookmark-start text:name="_Toc19615168"/>2.1 Projektphasen<text:bookmark-end text:name="_Toc19615168"/></text:h>
      <text:p text:style-name="Standard"/>
      <text:h text:style-name="Heading_20_2" text:outline-level="2"><text:bookmark-start text:name="_Toc19615169"/>2.2 Ressourcenplanung<text:bookmark-end text:name="_Toc19615169"/> </text:h>
      <text:p text:style-name="Standard"/>
      <text:h text:style-name="Heading_20_2" text:outline-level="2"><text:bookmark-start text:name="_Toc19615170"/>2.3 Entwicklungsprozesse<text:bookmark-end text:name="_Toc19615170"/></text:h>
      <text:p text:style-name="Standard"/>
      <text:p text:style-name="P37"><text:span text:style-name="T17">2.4 Z</text:span><text:span text:style-name="T18">eitplanung</text:span></text:p>
      <text:p text:style-name="P27">Nach Angaben der IHK ist das Projekt im Zeitraum vom 17.09.2019 bis 02.10.2019 durchzuführen. In diesem Zeitraum wird Dienstags am Berufskolleg-Technik und Mittwochs am Berufskolleg Wirtschaft und Verwaltung gearbeitet. </text:p>
      <text:p text:style-name="P29"/>
      <table:table table:name="Tabelle1" table:style-name="Tabelle1">
        <table:table-column table:style-name="Tabelle1.A"/>
        <table:table-column table:style-name="Tabelle1.B"/>
        <table:table-header-rows>
          <table:table-row table:style-name="Tabelle1.1">
            <table:table-cell table:style-name="Tabelle1.A1" office:value-type="string">
              <text:p text:style-name="P23">Phase</text:p>
            </table:table-cell>
            <table:table-cell table:style-name="Tabelle1.A1" office:value-type="string">
              <text:p text:style-name="P23">Datum</text:p>
            </table:table-cell>
          </table:table-row>
        </table:table-header-rows>
        <table:table-row table:style-name="Tabelle1.1">
          <table:table-cell table:style-name="Tabelle1.A2" office:value-type="string">
            <text:p text:style-name="P30">Konzeption und Analyse</text:p>
          </table:table-cell>
          <table:table-cell table:style-name="Tabelle1.A2" office:value-type="string">
            <text:p text:style-name="P30">17.09.2019</text:p>
          </table:table-cell>
        </table:table-row>
        <table:table-row table:style-name="Tabelle1.1">
          <table:table-cell table:style-name="Tabelle1.A3" office:value-type="string">
            <text:p text:style-name="P30">Durchführung</text:p>
          </table:table-cell>
          <table:table-cell table:style-name="Tabelle1.A3" office:value-type="string">
            <text:p text:style-name="P30">18.09.2019 - 25.09.2019</text:p>
          </table:table-cell>
        </table:table-row>
        <table:table-row table:style-name="Tabelle1.1">
          <table:table-cell table:style-name="Tabelle1.A4" office:value-type="string">
            <text:p text:style-name="P30">Testing</text:p>
          </table:table-cell>
          <table:table-cell table:style-name="Tabelle1.A4" office:value-type="string">
            <text:p text:style-name="P30">01.10.2019</text:p>
          </table:table-cell>
        </table:table-row>
        <table:table-row table:style-name="Tabelle1.1">
          <table:table-cell table:style-name="Tabelle1.A3" office:value-type="string">
            <text:p text:style-name="P30">Nacharbeit</text:p>
          </table:table-cell>
          <table:table-cell table:style-name="Tabelle1.A3" office:value-type="string">
            <text:p text:style-name="P30">02.10.2019</text:p>
          </table:table-cell>
        </table:table-row>
        <table:table-row table:style-name="Tabelle1.1">
          <table:table-cell table:style-name="Tabelle1.A4" office:value-type="string">
            <text:p text:style-name="P30">Abschluss</text:p>
          </table:table-cell>
          <table:table-cell table:style-name="Tabelle1.A4" office:value-type="string">
            <text:p text:style-name="P30">02.10.2019</text:p>
          </table:table-cell>
        </table:table-row>
      </table:table>
      <text:p text:style-name="P29"/>
      <text:p text:style-name="P26"/>
      <text:p text:style-name="P25">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38">2.5 Personalplanung</text:p>
      <text:p text:style-name="P39"><text:span text:style-name="T19">Insgesamt haben an diesem Projekt 4 Personen gearbeitet wobei Daniel Beck als Projektleiter fungierte. Weitere Mitarbeiter waren Max Tietz, Dierk Zehe und Justin Krause. Eine Ausführliche Übersicht über die Personalkosten können im Anhang (A 11 Personalkosten) eingesehen werden. </text:span></text:p>
      <text:p text:style-name="Standard"/>
      <text:p text:style-name="Standard"><text:soft-page-break/></text:p>
      <text:p text:style-name="Standard"/>
      <text:p text:style-name="Standard"/>
      <text:p text:style-name="Standard"/>
      <text:p text:style-name="Standard"/>
      <text:h text:style-name="Heading_20_1" text:outline-level="1"><text:bookmark-start text:name="_Toc19615171"/>3. Analysephase<text:bookmark-end text:name="_Toc19615171"/></text:h>
      <text:p text:style-name="Standard"/>
      <text:h text:style-name="Heading_20_2" text:outline-level="2"><text:bookmark-start text:name="_Toc19615172"/>3.1 Ist-Analyse<text:bookmark-end text:name="_Toc19615172"/></text:h>
      <text:p text:style-name="Standard"/>
      <text:p text:style-name="P40">Da es Aktuell keine Günstigen alternative für das </text:p>
      <text:p text:style-name="Standard"/>
      <text:p text:style-name="P12">3.2 Nutzwertanalyse</text:p>
      <text:p text:style-name="P27">Mittels der folgenden Matrix soll die Entscheidungsfindung für den zu nutzenden Rechenprozessor getroffen werden. Die Kriterien ergeben sich aus den für unser Projekt entscheidenden Faktoren und der Möglichkeit der langfristigen Erweiterbarkeit.</text:p>
      <text:p text:style-name="P2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P19"/>
            </table:table-cell>
            <table:table-cell table:style-name="Tabelle2.A1" office:value-type="string">
              <text:p text:style-name="P19"/>
            </table:table-cell>
            <table:table-cell table:style-name="Tabelle2.A1" table:number-columns-spanned="3" office:value-type="string">
              <text:p text:style-name="P24">Arduino</text:p>
            </table:table-cell>
            <table:covered-table-cell/>
            <table:covered-table-cell/>
            <table:table-cell table:style-name="Tabelle2.A1" table:number-columns-spanned="3" office:value-type="string">
              <text:p text:style-name="P24">Raspberry Pi</text:p>
            </table:table-cell>
            <table:covered-table-cell/>
            <table:covered-table-cell/>
          </table:table-row>
          <table:table-row table:style-name="Tabelle2.2">
            <table:table-cell table:style-name="Tabelle2.A2" office:value-type="string">
              <text:p text:style-name="P31">Kriterien</text:p>
            </table:table-cell>
            <table:table-cell table:style-name="Tabelle2.A2" office:value-type="string">
              <text:p text:style-name="P24">Faktor</text:p>
            </table:table-cell>
            <table:table-cell table:style-name="Tabelle2.A2" office:value-type="string">
              <text:p text:style-name="P24">Bewertung</text:p>
            </table:table-cell>
            <table:table-cell table:style-name="Tabelle2.A2" office:value-type="string">
              <text:p text:style-name="P24">Punkte</text:p>
            </table:table-cell>
            <table:table-cell table:style-name="Tabelle2.A2" office:value-type="string">
              <text:p text:style-name="P24">Gesamtpunkte</text:p>
            </table:table-cell>
            <table:table-cell table:style-name="Tabelle2.A2" office:value-type="string">
              <text:p text:style-name="P24">Bewertung</text:p>
            </table:table-cell>
            <table:table-cell table:style-name="Tabelle2.A2" office:value-type="string">
              <text:p text:style-name="P24">Punkte</text:p>
            </table:table-cell>
            <table:table-cell table:style-name="Tabelle2.A2" office:value-type="string">
              <text:p text:style-name="P24">Gesamtpunkte</text:p>
            </table:table-cell>
          </table:table-row>
        </table:table-header-rows>
        <table:table-row table:style-name="Tabelle2.1">
          <table:table-cell table:style-name="Tabelle2.A3" office:value-type="string">
            <text:p text:style-name="P31">Kosten</text:p>
          </table:table-cell>
          <table:table-cell table:style-name="Tabelle2.B3" office:value-type="string">
            <text:p text:style-name="P30">10</text:p>
          </table:table-cell>
          <table:table-cell table:style-name="Tabelle2.C3" office:value-type="string">
            <text:p text:style-name="P30">30 €</text:p>
          </table:table-cell>
          <table:table-cell table:style-name="Tabelle2.C3" office:value-type="string">
            <text:p text:style-name="P33">10</text:p>
          </table:table-cell>
          <table:table-cell table:style-name="Tabelle2.C3" office:value-type="string">
            <text:p text:style-name="P33">100</text:p>
          </table:table-cell>
          <table:table-cell table:style-name="Tabelle2.C3" office:value-type="string">
            <text:p text:style-name="P30">33 €</text:p>
          </table:table-cell>
          <table:table-cell table:style-name="Tabelle2.C3" office:value-type="string">
            <text:p text:style-name="P33">9</text:p>
          </table:table-cell>
          <table:table-cell table:style-name="Tabelle2.C3" office:value-type="string">
            <text:p text:style-name="P33">90</text:p>
          </table:table-cell>
        </table:table-row>
        <table:table-row table:style-name="Tabelle2.4">
          <table:table-cell table:style-name="Tabelle2.A4" office:value-type="string">
            <text:p text:style-name="P31">USB-Anschluss</text:p>
          </table:table-cell>
          <table:table-cell table:style-name="Tabelle2.B4" office:value-type="string">
            <text:p text:style-name="P30">4</text:p>
          </table:table-cell>
          <table:table-cell table:style-name="Tabelle2.C4" office:value-type="string">
            <text:p text:style-name="P30">1 nur Input</text:p>
          </table:table-cell>
          <table:table-cell table:style-name="Tabelle2.C4" office:value-type="string">
            <text:p text:style-name="P33">5</text:p>
          </table:table-cell>
          <table:table-cell table:style-name="Tabelle2.C4" office:value-type="string">
            <text:p text:style-name="P33">20</text:p>
          </table:table-cell>
          <table:table-cell table:style-name="Tabelle2.C4" office:value-type="string">
            <text:p text:style-name="P30">2 I/O</text:p>
          </table:table-cell>
          <table:table-cell table:style-name="Tabelle2.C4" office:value-type="string">
            <text:p text:style-name="P33">10</text:p>
          </table:table-cell>
          <table:table-cell table:style-name="Tabelle2.C4" office:value-type="string">
            <text:p text:style-name="P33">40</text:p>
          </table:table-cell>
        </table:table-row>
        <table:table-row table:style-name="Tabelle2.4">
          <table:table-cell table:style-name="Tabelle2.A4" office:value-type="string">
            <text:p text:style-name="P31">HDMI-Anschluss</text:p>
          </table:table-cell>
          <table:table-cell table:style-name="Tabelle2.B5" office:value-type="string">
            <text:p text:style-name="P30">4</text:p>
          </table:table-cell>
          <table:table-cell table:style-name="Tabelle2.C5" office:value-type="string">
            <text:p text:style-name="P30">/</text:p>
          </table:table-cell>
          <table:table-cell table:style-name="Tabelle2.C5" office:value-type="string">
            <text:p text:style-name="P33">0</text:p>
          </table:table-cell>
          <table:table-cell table:style-name="Tabelle2.C5" office:value-type="string">
            <text:p text:style-name="P33">0</text:p>
          </table:table-cell>
          <table:table-cell table:style-name="Tabelle2.C5" office:value-type="string">
            <text:p text:style-name="P30">1</text:p>
          </table:table-cell>
          <table:table-cell table:style-name="Tabelle2.C5" office:value-type="string">
            <text:p text:style-name="P33">10</text:p>
          </table:table-cell>
          <table:table-cell table:style-name="Tabelle2.C5" office:value-type="string">
            <text:p text:style-name="P33">40</text:p>
          </table:table-cell>
        </table:table-row>
        <table:table-row table:style-name="Tabelle2.4">
          <table:table-cell table:style-name="Tabelle2.A4" office:value-type="string">
            <text:p text:style-name="P31">Arbeitsspeicher</text:p>
          </table:table-cell>
          <table:table-cell table:style-name="Tabelle2.B4" office:value-type="string">
            <text:p text:style-name="P30">3</text:p>
          </table:table-cell>
          <table:table-cell table:style-name="Tabelle2.C4" office:value-type="string">
            <text:p text:style-name="P30">0.002MB</text:p>
          </table:table-cell>
          <table:table-cell table:style-name="Tabelle2.C4" office:value-type="string">
            <text:p text:style-name="P33">5</text:p>
          </table:table-cell>
          <table:table-cell table:style-name="Tabelle2.C4" office:value-type="string">
            <text:p text:style-name="P33">15</text:p>
          </table:table-cell>
          <table:table-cell table:style-name="Tabelle2.C4" office:value-type="string">
            <text:p text:style-name="P30">512MB</text:p>
          </table:table-cell>
          <table:table-cell table:style-name="Tabelle2.C4" office:value-type="string">
            <text:p text:style-name="P33">10</text:p>
          </table:table-cell>
          <table:table-cell table:style-name="Tabelle2.C4" office:value-type="string">
            <text:p text:style-name="P33">30</text:p>
          </table:table-cell>
        </table:table-row>
        <table:table-row table:style-name="Tabelle2.4">
          <table:table-cell table:style-name="Tabelle2.A4" office:value-type="string">
            <text:p text:style-name="P31">Netzwerkanschluss</text:p>
          </table:table-cell>
          <table:table-cell table:style-name="Tabelle2.B5" office:value-type="string">
            <text:p text:style-name="P30">4</text:p>
          </table:table-cell>
          <table:table-cell table:style-name="Tabelle2.C5" office:value-type="string">
            <text:p text:style-name="P30">/</text:p>
          </table:table-cell>
          <table:table-cell table:style-name="Tabelle2.C5" office:value-type="string">
            <text:p text:style-name="P33">0</text:p>
          </table:table-cell>
          <table:table-cell table:style-name="Tabelle2.C5" office:value-type="string">
            <text:p text:style-name="P33">0</text:p>
          </table:table-cell>
          <table:table-cell table:style-name="Tabelle2.C5" office:value-type="string">
            <text:p text:style-name="P30">Ja</text:p>
          </table:table-cell>
          <table:table-cell table:style-name="Tabelle2.C5" office:value-type="string">
            <text:p text:style-name="P33">10</text:p>
          </table:table-cell>
          <table:table-cell table:style-name="Tabelle2.C5" office:value-type="string">
            <text:p text:style-name="P33">40</text:p>
          </table:table-cell>
        </table:table-row>
        <table:table-row table:style-name="Tabelle2.4">
          <table:table-cell table:style-name="Tabelle2.A4" office:value-type="string">
            <text:p text:style-name="P31">Betriebssystem</text:p>
          </table:table-cell>
          <table:table-cell table:style-name="Tabelle2.B4" office:value-type="string">
            <text:p text:style-name="P30">3</text:p>
          </table:table-cell>
          <table:table-cell table:style-name="Tabelle2.C4" office:value-type="string">
            <text:p text:style-name="P30">Arduino</text:p>
          </table:table-cell>
          <table:table-cell table:style-name="Tabelle2.C4" office:value-type="string">
            <text:p text:style-name="P33">5</text:p>
          </table:table-cell>
          <table:table-cell table:style-name="Tabelle2.C4" office:value-type="string">
            <text:p text:style-name="P33">15</text:p>
          </table:table-cell>
          <table:table-cell table:style-name="Tabelle2.C4" office:value-type="string">
            <text:p text:style-name="P30">Scratch</text:p>
          </table:table-cell>
          <table:table-cell table:style-name="Tabelle2.C4" office:value-type="string">
            <text:p text:style-name="P33">10</text:p>
          </table:table-cell>
          <table:table-cell table:style-name="Tabelle2.C4" office:value-type="string">
            <text:p text:style-name="P33">30</text:p>
          </table:table-cell>
        </table:table-row>
        <table:table-row table:style-name="Tabelle2.1">
          <table:table-cell table:style-name="Tabelle2.A4" office:value-type="string">
            <text:p text:style-name="P31">CPU </text:p>
          </table:table-cell>
          <table:table-cell table:style-name="Tabelle2.B5" office:value-type="string">
            <text:p text:style-name="P30">5</text:p>
          </table:table-cell>
          <table:table-cell table:style-name="Tabelle2.C5" office:value-type="string">
            <text:p text:style-name="P30">16 MHz</text:p>
          </table:table-cell>
          <table:table-cell table:style-name="Tabelle2.C5" office:value-type="string">
            <text:p text:style-name="P33">3</text:p>
          </table:table-cell>
          <table:table-cell table:style-name="Tabelle2.C5" office:value-type="string">
            <text:p text:style-name="P33">15</text:p>
          </table:table-cell>
          <table:table-cell table:style-name="Tabelle2.C5" office:value-type="string">
            <text:p text:style-name="P30">700 MHz</text:p>
          </table:table-cell>
          <table:table-cell table:style-name="Tabelle2.C5" office:value-type="string">
            <text:p text:style-name="P33">8</text:p>
          </table:table-cell>
          <table:table-cell table:style-name="Tabelle2.C5" office:value-type="string">
            <text:p text:style-name="P33">40</text:p>
          </table:table-cell>
        </table:table-row>
        <table:table-row table:style-name="Tabelle2.4">
          <table:table-cell table:style-name="Tabelle2.A4" office:value-type="string">
            <text:p text:style-name="P31">Speicher</text:p>
          </table:table-cell>
          <table:table-cell table:style-name="Tabelle2.B4" office:value-type="string">
            <text:p text:style-name="P30">5</text:p>
          </table:table-cell>
          <table:table-cell table:style-name="Tabelle2.C4" office:value-type="string">
            <text:p text:style-name="P30">32KB</text:p>
          </table:table-cell>
          <table:table-cell table:style-name="Tabelle2.C4" office:value-type="string">
            <text:p text:style-name="P33">1</text:p>
          </table:table-cell>
          <table:table-cell table:style-name="Tabelle2.C4" office:value-type="string">
            <text:p text:style-name="P33">5</text:p>
          </table:table-cell>
          <table:table-cell table:style-name="Tabelle2.C4" office:value-type="string">
            <text:p text:style-name="P30">SD-Karten Slot</text:p>
          </table:table-cell>
          <table:table-cell table:style-name="Tabelle2.C4" office:value-type="string">
            <text:p text:style-name="P33">10</text:p>
          </table:table-cell>
          <table:table-cell table:style-name="Tabelle2.C4" office:value-type="string">
            <text:p text:style-name="P33">50</text:p>
          </table:table-cell>
        </table:table-row>
        <table:table-row table:style-name="Tabelle2.1">
          <table:table-cell table:style-name="Tabelle2.A4" office:value-type="string">
            <text:p text:style-name="P31">Summe</text:p>
          </table:table-cell>
          <table:table-cell table:style-name="Tabelle2.B5" office:value-type="string">
            <text:p text:style-name="P19"/>
          </table:table-cell>
          <table:table-cell table:style-name="Tabelle2.C5" office:value-type="string">
            <text:p text:style-name="P19"/>
          </table:table-cell>
          <table:table-cell table:style-name="Tabelle2.C5" office:value-type="string">
            <text:p text:style-name="P19"/>
          </table:table-cell>
          <table:table-cell table:style-name="Tabelle2.E11" office:value-type="string">
            <text:p text:style-name="P21">170</text:p>
          </table:table-cell>
          <table:table-cell table:style-name="Tabelle2.C5" office:value-type="string">
            <text:p text:style-name="P19"/>
          </table:table-cell>
          <table:table-cell table:style-name="Tabelle2.C5" office:value-type="string">
            <text:p text:style-name="P19"/>
          </table:table-cell>
          <table:table-cell table:style-name="Tabelle2.H11" office:value-type="string">
            <text:p text:style-name="P21">360</text:p>
          </table:table-cell>
        </table:table-row>
      </table:table>
      <text:p text:style-name="P26"/>
      <text:p text:style-name="P26"/>
      <text:p text:style-name="P28">Aufgrund der Auswertung der Matrix wird für das Projekt ein Raspberry Pi genutzt. Dieser hat den primären Vorteil das dieser über deutlich mehr Anschlüsse verfügt als der Arduino. Darüber hinaus ist dieser aufgrund des höheren Arbeitsspeichers und der CPU Taktrate deutlich schneller. Wenn man abschließend den Preis betrachtet liegt dieser nicht weit hin<text:soft-page-break/>ter dem günstigeren Arduino und da es sich um ein Proof of Concept handelt ist dieser noch im Rahmen.</text:p>
      <text:p text:style-name="P18"/>
      <text:h text:style-name="Heading_20_2" text:outline-level="2"><text:bookmark-start text:name="_Toc19615173"/>3.<text:span text:style-name="T4">3</text:span> Wirtschaftlichkeitsanalyse<text:bookmark-end text:name="_Toc19615173"/></text:h>
      <text:p text:style-name="Standard"/>
      <text:h text:style-name="Heading_20_3" text:outline-level="3"><text:bookmark-start text:name="_Toc19615174"/>3.<text:span text:style-name="T4">3</text:span>.1 Make or Buy-Entscheidung<text:bookmark-end text:name="_Toc19615174"/></text:h>
      <text:p text:style-name="Standard"/>
      <text:h text:style-name="Heading_20_3" text:outline-level="3"><text:bookmark-start text:name="_Toc19615175"/>3.<text:span text:style-name="T4">3</text:span>.2 Projektkosten<text:bookmark-end text:name="_Toc19615175"/></text:h>
      <text:p text:style-name="Standard"/>
      <text:p text:style-name="P17">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durgeführt, die von der Personalabteilung vorgegeben sind. Der Stundensatz für Auszubildenden liegt bei <text:span text:style-name="T5">10€</text:span>, der für vollwertige Mitarbeiter in der Höhe von <text:span text:style-name="T5">25€</text:span>. Der Stundensatz der Ressourcennutzung wird pauschal bei einer Höhe von <text:span text:style-name="T5">40€</text:span>. Außerdem wird jährlich Kosten in Höhe von 190€ für die Wartung und den Betreib Einen für die Wartung und den Betrieb des Webservers und zum anderen für die manuelle Eintragung der Telefondienste in die Datenbank durch einen EDV-Mitarbeiter veranschlagt.</text:p>
      <text:p text:style-name="P13"><text:tab/><text:tab/><text:tab/><text:span text:style-name="T6"><text:tab/>Tabelle 1: Projektkoste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22">Vorgang</text:p>
          </table:table-cell>
          <table:table-cell table:style-name="Tabelle3.A1" office:value-type="string">
            <text:p text:style-name="P22">Mitarbeiter</text:p>
          </table:table-cell>
          <table:table-cell table:style-name="Tabelle3.A1" office:value-type="string">
            <text:p text:style-name="P22">Zeit</text:p>
          </table:table-cell>
          <table:table-cell table:style-name="Tabelle3.A1" office:value-type="string">
            <text:p text:style-name="P22">Personalkosten</text:p>
          </table:table-cell>
          <table:table-cell table:style-name="Tabelle3.A1" office:value-type="string">
            <text:p text:style-name="P22">Ressourcenbetrag</text:p>
          </table:table-cell>
          <table:table-cell table:style-name="Tabelle3.A1" office:value-type="string">
            <text:p text:style-name="P22">Gesamt</text:p>
          </table:table-cell>
        </table:table-row>
        <table:table-row table:style-name="Tabelle3.1">
          <table:table-cell table:style-name="Tabelle3.A1" office:value-type="string">
            <text:p text:style-name="P22">Entwicklung</text:p>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row>
        <table:table-row table:style-name="Tabelle3.1">
          <table:table-cell table:style-name="Tabelle3.A1" office:value-type="string">
            <text:p text:style-name="P22">Fachgespräch</text:p>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row>
        <table:table-row table:style-name="Tabelle3.1">
          <table:table-cell table:style-name="Tabelle3.A1" office:value-type="string">
            <text:p text:style-name="P22">Code-Review</text:p>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row>
        <table:table-row table:style-name="Tabelle3.1">
          <table:table-cell table:style-name="Tabelle3.A1" office:value-type="string">
            <text:p text:style-name="P22">Abnahme</text:p>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row>
        <table:table-row table:style-name="Tabelle3.1">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cell table:style-name="Tabelle3.A1" office:value-type="string">
            <text:p text:style-name="P22"/>
          </table:table-cell>
        </table:table-row>
      </table:table>
      <text:p text:style-name="P17"/>
      <text:h text:style-name="Heading_20_3" text:outline-level="3"><text:bookmark-start text:name="_Toc19615176"/>3.<text:span text:style-name="T4">3</text:span>.3 Amortisationsdauer<text:bookmark-end text:name="_Toc19615176"/> </text:h>
      <text:p text:style-name="P39"><text:span text:style-name="T8">I</text:span><text:span text:style-name="T9">m folgenden Abschnitt wird ermittel, a wann sich das Projekt <text:s/></text:span><text:span text:style-name="T12">amortisiert </text:span><text:span text:style-name="T13">hat. Dieser Wert dient der Beurteilung, ob und wann die Entwicklung des Projektes wirtschaftlich Sinn macht. </text:span><text:span text:style-name="T8">Das </text:span><text:span text:style-name="T11">Proof of Concept </text:span><text:span text:style-name="T12">wird einmalig für 3000 € verkauft. Dadurch amortisiert sich das Projekt direkt bei dem Verkauf des Konzeptes.</text:span></text:p>
      <text:h text:style-name="Heading_20_1" text:outline-level="1"><text:bookmark-start text:name="_Toc19615177"/>4 Entwurfsphase<text:bookmark-end text:name="_Toc19615177"/></text:h>
      <text:p text:style-name="Standard"/>
      <text:h text:style-name="Heading_20_2" text:outline-level="2"><text:bookmark-start text:name="_Toc19615178"/>4.1 Datenmodell<text:bookmark-end text:name="_Toc19615178"/></text:h>
      <text:p text:style-name="Standard"/>
      <text:h text:style-name="Heading_20_1" text:outline-level="1"><text:bookmark-start text:name="_Toc19615179"/>5. Entwicklungsphase<text:bookmark-end text:name="_Toc19615179"/></text:h>
      <text:p text:style-name="Standard"/>
      <text:h text:style-name="Heading_20_2" text:outline-level="2"><text:bookmark-start text:name="_Toc19615180"/><text:soft-page-break/>5.1 Implementierung der Benutzeroberfläche<text:bookmark-end text:name="_Toc19615180"/></text:h>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text:span text:style-name="T20">Einrichtung des Raspberry Pi</text:span></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text:span text:style-name="T20">Verwenden Ressourcen</text:span></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6. Testphase<text:bookmark-end text:name="_Toc19615187"/> </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8. Dokumentation<text:bookmark-end text:name="_Toc19615189"/></text:h>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
      <text:h text:style-name="Heading_20_1" text:outline-level="1"><text:bookmark-start text:name="_Toc19615194"/>Literaturverzeichnis<text:bookmark-end text:name="_Toc19615194"/></text:h>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text:soft-page-break/>A.3 Detaillierte Zeitplanung<text:bookmark-end text:name="_Toc19615198"/> </text:h>
      <text:p text:style-name="Standard"/>
      <text:h text:style-name="Heading_20_2" text:outline-level="2"><text:bookmark-start text:name="_Toc19615199"/>A.5 Gantt-Diagramm<text:bookmark-end text:name="_Toc19615199"/></text:h>
      <text:p text:style-name="Standard"/>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 </text:h>
      <text:p text:style-name="Standard"/>
      <text:h text:style-name="Heading_20_2" text:outline-level="2"><text:bookmark-start text:name="_Toc19615202"/>A.8 Benutzeroberfläche<text:bookmark-end text:name="_Toc19615202"/></text:h>
      <text:p text:style-name="Standard"/>
      <text:p text:style-name="Standard">A.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next-style-name="Standard" style:default-outline-level="">
      <style:paragraph-properties fo:line-height="100%"/>
      <style:text-properties fo:font-variant="small-caps" fo:color="#2fa3ee" fo:letter-spacing="0.011cm" fo:font-weight="bold" style:font-weight-asian="bold" style:font-weight-complex="bold"/>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ellenstil_20_1" style:display-name="Tabellenstil 1"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Internet_20_link" style:display-name="Internet link" style:family="text" style:parent-style-name="Default_20_Paragraph_20_Font">
      <style:text-properties fo:color="#56bcfe" style:text-underline-style="solid" style:text-underline-width="auto" style:text-underline-color="font-color"/>
    </style:style>
    <style:style style:name="Überschrift_20_2_20_Zchn" style:display-name="Überschrift 2 Zchn" style:family="text" style:parent-style-name="Default_20_Paragraph_20_Font">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Überschrift_20_3_20_Zchn" style:display-name="Überschrift 3 Zchn" style:family="text" style:parent-style-name="Default_20_Paragraph_20_Font">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Überschrift_20_4_20_Zchn" style:display-name="Überschrift 4 Zchn" style:family="text" style:parent-style-name="Default_20_Paragraph_20_Font">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Überschrift_20_5_20_Zchn" style:display-name="Überschrift 5 Zchn" style:family="text" style:parent-style-name="Default_20_Paragraph_20_Font">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Überschrift_20_6_20_Zchn" style:display-name="Überschrift 6 Zchn" style:family="text" style:parent-style-name="Default_20_Paragraph_20_Font">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Überschrift_20_7_20_Zchn" style:display-name="Überschrift 7 Zchn" style:family="text" style:parent-style-name="Default_20_Paragraph_20_Font">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Überschrift_20_8_20_Zchn" style:display-name="Überschrift 8 Zchn" style:family="text" style:parent-style-name="Default_20_Paragraph_20_Font">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itel_20_Zchn" style:display-name="Titel Zchn" style:family="text" style:parent-style-name="Default_20_Paragraph_20_Font">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a3ee"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2fa3ee"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Windows-Benutzer</meta:initial-creator>
    <meta:editing-cycles>10</meta:editing-cycles>
    <meta:creation-date>2019-09-17T09:42:00</meta:creation-date>
    <dc:date>2019-09-24T10:46:51.885000000</dc:date>
    <meta:editing-duration>PT29M36S</meta:editing-duration>
    <meta:generator>LibreOffice/6.3.1.2$Windows_X86_64 LibreOffice_project/b79626edf0065ac373bd1df5c28bd630b4424273</meta:generator>
    <meta:document-statistic meta:table-count="3" meta:image-count="0" meta:object-count="0" meta:page-count="10" meta:paragraph-count="220" meta:word-count="1098" meta:character-count="8055" meta:non-whitespace-character-count="71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